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ec1f9" officeooo:paragraph-rsid="000ec1f9" style:font-size-asian="24.5pt" style:font-size-complex="28pt"/>
    </style:style>
    <style:style style:name="P2" style:family="paragraph" style:parent-style-name="Standard">
      <style:text-properties fo:font-size="28pt" officeooo:rsid="000f4708" officeooo:paragraph-rsid="000f4708" style:font-size-asian="24.5pt" style:font-size-complex="28pt"/>
    </style:style>
    <style:style style:name="P3" style:family="paragraph" style:parent-style-name="Standard">
      <style:text-properties fo:font-size="28pt" officeooo:rsid="000f4708" officeooo:paragraph-rsid="000f4708" style:font-size-asian="24.5pt" style:font-size-complex="28pt"/>
    </style:style>
    <style:style style:name="P4" style:family="paragraph" style:parent-style-name="Standard">
      <style:text-properties fo:font-size="28pt" officeooo:rsid="00107d85" officeooo:paragraph-rsid="00107d85" style:font-size-asian="24.5pt" style:font-size-complex="28pt"/>
    </style:style>
    <style:style style:name="P5" style:family="paragraph" style:parent-style-name="Standard">
      <style:text-properties fo:font-size="28pt" officeooo:rsid="000ec1f9" officeooo:paragraph-rsid="000ec1f9" style:font-size-asian="24.5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47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 – user to read file</text:p>
      <text:p text:style-name="P1">r</text:p>
      <text:p text:style-name="P1"/>
      <text:p text:style-name="P1">write- user to write on the file (user cannot read file)</text:p>
      <text:p text:style-name="P1">w</text:p>
      <text:p text:style-name="P1"/>
      <text:p text:style-name="P1">execute – run,copy, save, move, rename <text:s/></text:p>
      <text:p text:style-name="P1">x</text:p>
      <text:p text:style-name="P1"/>
      <text:p text:style-name="P1"><text:span text:style-name="T1">modes</text:span> </text:p>
      <text:p text:style-name="P1"/>
      <text:p text:style-name="P1">bash.sh</text:p>
      <text:p text:style-name="P1"/>
      <text:p text:style-name="P1">owner – read , write, excute</text:p>
      <text:p text:style-name="P1">group – read, write</text:p>
      <text:p text:style-name="P1">all user -read, write, excute </text:p>
      <text:p text:style-name="P1"/>
      <text:p text:style-name="P1"/>
      <text:p text:style-name="P1"/>
      <text:p text:style-name="P1"/>
      <text:p text:style-name="P1"/>
      <text:p text:style-name="P1"><text:soft-page-break/>bash.sh</text:p>
      <text:p text:style-name="P1">- rwx (owner) rwx <text:span text:style-name="T2">(group)</text:span> r-x<text:span text:style-name="T2">(all user)</text:span></text:p>
      <text:p text:style-name="P1"/>
      <text:p text:style-name="P2">read → 4</text:p>
      <text:p text:style-name="P2">write → 2</text:p>
      <text:p text:style-name="P2">excute → 1</text:p>
      <text:p text:style-name="P2"/>
      <text:p text:style-name="P2">4+2+1 =7</text:p>
      <text:p text:style-name="P2">chmod 764 bash.sh</text:p>
      <text:p text:style-name="P2">rwx rw- r--</text:p>
      <text:p text:style-name="P2"/>
      <text:p text:style-name="P4">more commands</text:p>
      <text:p text:style-name="P4">cat &gt; script.txt</text:p>
      <text:p text:style-name="P4">cntrl.c → to end process</text:p>
      <text:p text:style-name="P4">cntrl.d → close tereminal </text:p>
      <text:p text:style-name="P4">cntrl.shift.w → close terminal tab</text:p>
      <text:p text:style-name="P4">shutdown → shutdown machine</text:p>
      <text:p text:style-name="P4">cntrl.u → deletes line in a command</text:p>
      <text:p text:style-name="P4">cntrl.l → clear terminal</text:p>
      <text:p text:style-name="P4">cntrl.shift.c → to copy from terminal</text:p>
      <text:p text:style-name="P4">cntrl.shift.v → to paste from terminal</text:p>
      <text:p text:style-name="P4">tab → auto complet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5:50:31.690313217</meta:creation-date>
    <meta:editing-duration>PT4M47S</meta:editing-duration>
    <meta:editing-cycles>2</meta:editing-cycles>
    <meta:generator>LibreOffice/6.4.7.2$Linux_X86_64 LibreOffice_project/40$Build-2</meta:generator>
    <dc:date>2023-10-14T15:55:16.809632511</dc:date>
    <meta:document-statistic meta:table-count="0" meta:image-count="0" meta:object-count="0" meta:page-count="2" meta:paragraph-count="30" meta:word-count="114" meta:character-count="616" meta:non-whitespace-character-count="522"/>
  </office:meta>
</office:document-meta>
</file>